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8F4000002E628CA876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Text_20_body">
      <style:text-properties fo:font-size="24pt" style:font-size-asian="24pt" style:font-size-complex="24pt"/>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Text_20_body" style:list-style-name="L2"/>
    <style:style style:name="P11" style:family="paragraph" style:parent-style-name="Heading_20_1">
      <style:paragraph-properties fo:padding="0cm" fo:border-left="none" fo:border-right="none" fo:border-top="none" fo:border-bottom="0.035cm solid #000000" style:shadow="none"/>
      <style:text-properties fo:font-size="24pt" style:text-underline-style="none" style:font-size-asian="24pt" style:font-size-complex="24pt"/>
    </style:style>
    <style:style style:name="P12" style:family="paragraph" style:parent-style-name="Heading_20_1">
      <style:paragraph-properties fo:break-before="page" fo:padding="0cm" fo:border-left="none" fo:border-right="none" fo:border-top="none" fo:border-bottom="0.035cm solid #000000" style:shadow="none"/>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Fichiers</text:h>
      <text:p text:style-name="Standard"/>
      <text:p text:style-name="Standard"><text:span text:style-name="T1">Répertoire :</text:span> Gite</text:p>
      <text:p text:style-name="Standard"/>
      <text:p text:style-name="P1">Fichiers présents à la racine : </text:p>
      <text:p text:style-name="P1"/>
      <text:list xml:id="list3105754233506020964" text:style-name="L1">
        <text:list-item>
          <text:list>
            <text:list-item>
              <text:p text:style-name="P5">Index.php : <text:span text:style-name="T2">Page principale, contient le background, le design du contenu (la "fiche", sa bordure et son ombre), le menu déroulant, le titre "Le lit d'AgnonA" (image) ainsi que les flags FR/EN</text:span></text:p>
            </text:list-item>
            <text:list-item>
              <text:p text:style-name="P5">Langue.php : <text:span text:style-name="T2">Script PHP qui gère la langue à afficher en récupérant la variable passée dans l'URL (c'est comme ça que se fait le changement de langue, en rechargeant la page avec une url différente). </text:span></text:p>
              <text:p text:style-name="P8">Exemple : </text:p>
              <text:list>
                <text:list-header>
                  <text:p text:style-name="P8">www.lit_d_agnona.com affichera la page en français par défaut car aucune langue n'est indiquée. </text:p>
                  <text:p text:style-name="P5"><text:span text:style-name="T2">www.lit_d_agnona.com</text:span><text:span text:style-name="T3">?lg=en </text:span><text:span text:style-name="T4">affichera la page en anglais, car la variable "lg" est définie dans l'url et a pour valeur "en". </text:span></text:p>
                  <text:p text:style-name="P5"><text:span text:style-name="T4">www.lit_d_agnona.com</text:span><text:span text:style-name="T3">?lg=azeirbia </text:span><text:span text:style-name="T4">affichera la page en français, car la variable "lg" est définie dans l'url mais la valeur "azeirbia" n'est affectée à aucune langue : On utilise donc la langue par défaut, le français.</text:span></text:p>
                </text:list-header>
              </text:list>
            </text:list-item>
          </text:list>
        </text:list-item>
      </text:list>
      <text:p text:style-name="P3"><text:tab/> <text:s text:c="5"/>Le lien entre la valeur de la variable et la langue à afficher se fait à travers le nom du <text:tab/> <text:s text:c="5"/>fichier de langue, on voit ça juste après. </text:p>
      <text:list xml:id="list38295165" text:continue-numbering="true" text:style-name="L1">
        <text:list-item>
          <text:list>
            <text:list-item>
              <text:p text:style-name="P5">Main.php : <text:span text:style-name="T2">Première page de contenu : Elle est incluse dans index.php, et vient se greffer naturellement dans le corps de la page. Pas besoin de balise &lt;html&gt;, &lt;body&gt; ou autre, juste le contenu à afficher pour la page d'accueil. Toutes les pages fonctionneront de la même manière : Elles se greffent toutes dans index.php (qui ne change pas peu importe la page dans laquelle on se trouve), on aura juste à changer la valeur du "include" dans Index.php pour changer le contenu de la page. </text:span></text:p>
            </text:list-item>
            <text:list-item>
              <text:p text:style-name="P5">Stylesheet.css <text:span text:style-name="T2"><text:s/>: La feuille de style, commune pour toutes les pages PHP. </text:span></text:p>
            </text:list-item>
          </text:list>
        </text:list-item>
      </text:list>
      <text:p text:style-name="P2"/>
      <text:p text:style-name="P1">Dossiers :</text:p>
      <text:p text:style-name="P1"/>
      <text:list xml:id="list4104292540809362530" text:style-name="L2">
        <text:list-item>
          <text:list>
            <text:list-item>
              <text:p text:style-name="P6">Img : <text:span text:style-name="T2">Dossier contenant toutes les images. On peut les trier comme on veut, faire des sous-dossiers, il faut juste écrire le chemin correctement dans la feuille de style.</text:span></text:p>
            </text:list-item>
            <text:list-item>
              <text:p text:style-name="P6">Langue : <text:span text:style-name="T2">Contient tous les fichiers de langues, qui sont en fait des fichiers PHP où on déclare des variables. J'explique le fonctionnement juste en dessous.</text:span></text:p>
              <text:p text:style-name="P9"/>
              <text:p text:style-name="P9"/>
              <text:p text:style-name="P9"/>
              <text:p text:style-name="P9"/>
              <text:p text:style-name="P9"/>
              <text:p text:style-name="P9"/>
              <text:p text:style-name="P9"/>
              <text:p text:style-name="P9"/>
              <text:p text:style-name="P10"/>
            </text:list-item>
          </text:list>
        </text:list-item>
      </text:list>
      <text:p text:style-name="Text_20_body"/>
      <text:p text:style-name="Text_20_body"/>
      <text:p text:style-name="Text_20_body"/>
      <text:h text:style-name="P11" text:outline-level="1"><text:soft-page-break/>Gestion des pages et du menu</text:h>
      <text:p text:style-name="Standard"><text:span text:style-name="T2"/></text:p>
      <text:p text:style-name="Standard"><text:span text:style-name="T2">Pour ajouter un bouton dans le menu, tu dois pouvoir te contenter de copier/coller un menu existant, ça devrait fonctionner. A savoir :</text:span></text:p>
      <text:p text:style-name="Standard"><text:span text:style-name="T2">Il y a un lien important à faire entre (1) le nom de ta page php, (2) l'id que tu donnes au lien qui mène vers cette page, et (3) la div qui inclue cette page dans ton index.php.</text:span></text:p>
      <text:p text:style-name="Standard"><text:span text:style-name="T2"/></text:p>
      <text:p text:style-name="Standard"><text:span text:style-name="T2">Exemple : J'ai une page "Description.php". Le lien "Description" dans le menu doit porter l'id "description", et dans ton Index.php, la div qui inclue ta page doit avoir pour id "page_description".</text:span></text:p>
      <text:p text:style-name="Standard"><text:span text:style-name="T2"/></text:p>
      <text:p text:style-name="Standard"><text:span text:style-name="T2">(1) On a donc notre page "Description.php" </text:span></text:p>
      <text:p text:style-name="Standard"><draw:frame draw:style-name="fr1" draw:name="images1" text:anchor-type="paragraph" svg:width="14.58cm" svg:height="0.743cm" draw:z-index="0"><draw:image xlink:href="Pictures/20000007000038F4000002E628CA8760.svm" xlink:type="simple" xlink:show="embed" xlink:actuate="onLoad"/></draw:frame><text:span text:style-name="T2"/></text:p>
      <text:p text:style-name="Standard"><text:span text:style-name="T2">(2) Dans le code du menu :</text:span></text:p>
      <text:p text:style-name="Standard"><text:span text:style-name="T2">&lt;li&gt;&lt;a id="description" onclick="link_to(this.id);"&gt;&lt;?php echo $ESP_desc;?&gt;&lt;/a&gt;&lt;/li&gt;</text:span></text:p>
      <text:p text:style-name="Standard"><text:span text:style-name="T2">On a bien l'id Description. Le "onclick" va se charger d'afficher le contenu de ta page "Description"; et le morceau de php juste après est en fait le texte "Description" contenu dans le fichier de langue. </text:span></text:p>
      <text:p text:style-name="Standard"><text:span text:style-name="T2"/></text:p>
      <text:p text:style-name="Standard"><text:span text:style-name="T2"><text:s/>(3) Et dans index.php on a notre include :</text:span></text:p>
      <text:p text:style-name="Standard"><text:span text:style-name="T2">&lt;div id="page_description" class="page"&gt;</text:span></text:p>
      <text:p text:style-name="Standard"><text:span text:style-name="T2"><text:tab/>&lt;?php include('description.php') ?&gt;</text:span></text:p>
      <text:p text:style-name="Standard"><text:span text:style-name="T2">&lt;/div&gt;</text:span></text:p>
      <text:p text:style-name="Standard"><text:span text:style-name="T2"/></text:p>
      <text:p text:style-name="Standard"><text:span text:style-name="T2">Avec ce fonctionnement, quand on clique sur un item du menu, on affiche le contenu d'une autre page PHP sans recharger tout l'onglet, puisque le menu, le background, les couleurs etc... ne changent pas. On a juste du texte, des images et potentiellement une mise en forme différente dans le wrapper. </text:span></text:p>
      <text:h text:style-name="P12" text:outline-level="1">Fonctionnement des langues <text:span text:style-name="T5">(optionnel)</text:span></text:h>
      <text:p text:style-name="P4"/>
      <text:p text:style-name="Standard">Le fichier "langue.php" située à la racine récupère une valeur dans l'url pour la variable "lg". Dans le cas présent, si la variable n'est pas déclarée, qu'on a une valeur incorrecte ou qu'elle a pour valeur "fr", c'est le Français qu'on affiche. Si la valeur vaut "en", la page s'affiche en anglais. </text:p>
      <text:p text:style-name="Standard"/>
      <text:p text:style-name="Standard">Dans le dossier "Langues", les fichiers PHP doivent respecter une certaine normalisation pour un fonctionnement correct.</text:p>
      <text:p text:style-name="Standard"/>
      <text:p text:style-name="Standard">Leur nom doit être celui que tu veux lié à la valeur de "lg" passée dans l'URL. Si tu veux avoir ton site en Italien, tu dois avoir un fichier langue nommé par exemple "Italien.php" avec tous tes textes en italien, et dans l'url la valeur passée devra être "?lg=italien". Ca marche évidemment pour n'importe quel nom, "toto" ou "cookie". </text:p>
      <text:p text:style-name="Standard"/>
      <text:p text:style-name="Standard">Deuxième règle : La langue souhaitée (on garde pour exemple "italien") doit être ajoutée dans le fichier langue.php qui gère tout ça. C'est assez simple :</text:p>
      <text:p text:style-name="Standard">Ligne 13, il y a ce code :</text:p>
      <text:p text:style-name="Standard"><text:tab/>$langues = array('en', 'fr');</text:p>
      <text:p text:style-name="Standard">Cela indique que le site prend en charge 2 langues : Anglais et Français. Si tu veux ajouter l'Italien, après avoir créé ton fichier de langue, tu dois ajouter 'italien' à cette variable, comme suit :</text:p>
      <text:p text:style-name="Standard"><text:tab/>$langues = array('en', 'fr', 'italien');</text:p>
      <text:p text:style-name="Standard">De cette façon, quand dans ton url tu auras "www.lit_d_agnona.com?lg=italien", ton site chargera le fichier de langue portant pour nom "italien.php" et tous les textes seront alors traduits en italien.</text:p>
      <text:p text:style-name="Standard"/>
      <text:p text:style-name="Standard">Dernière question qui se pose : Comment modifier cette variable "lg" dans l'URL ?</text:p>
      <text:p text:style-name="Standard"/>
      <text:p text:style-name="Standard">C'est tout bête. Il suffit, dans la page courante, de faire un lien vers le même site, avec la valeur de la langue souhaitée. Par exemple, j'ai mon site en Français. J'affiche un drapeau anglais, et cliquer sur ce drapeau (balise html &lt;a&gt;) redirige vers ce lien : </text:p>
      <text:p text:style-name="Standard"><text:tab/>www.lit_d_agnona.com?lg=en</text:p>
      <text:p text:style-name="Standard">On a donc comme balise quelque chose qui ressemble à :</text:p>
      <text:p text:style-name="Standard"><text:tab/>&lt;a href="www.lit_d_agnona.com?lg=en"&gt;&lt;/a&gt;</text:p>
      <text:p text:style-name="Standard">Quand on passe en Anglais, le lien change, et on a un drapeau français avec comme lien :</text:p>
      <text:p text:style-name="Standard"><text:tab/>www.lit_d_agnona.com?lg=fr</text:p>
      <text:p text:style-name="Standard"/>
      <text:p text:style-name="Standard">Et la boucle est bouclée. </text:p>
      <text:p text:style-name="Standard"/>
      <text:p text:style-name="Standard">Pour résumer, si tu veux rajouter une langue, tu dois :</text:p>
      <text:p text:style-name="Standard"/>
      <text:p text:style-name="Standard"><text:s text:c="5"/>Créer un fichier PHP avec comme nom la langue souhaitée</text:p>
      <text:p text:style-name="Standard"><text:s text:c="5"/>Créer un lien sur la page courante vers ton site avec le nom de ta langue affectée à "lg" dans l'url</text:p>
      <text:p text:style-name="Standard"><text:s text:c="5"/>Ajouter le nom de ta langue dans la variable "$langue" du fichier "langue.php"</text:p>
      <text:p text:style-name="Standard"/>
      <text:p text:style-name="Standard">Les 3 noms des 3 règles précédentes doivent être <text:span text:style-name="T1">identiques</text:span><text:span text:style-name="T2">. </text:span></text:p>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41S</meta:editing-duration>
    <meta:editing-cycles>10</meta:editing-cycles>
    <meta:generator>OpenOffice.org/3.4$Win32 OpenOffice.org_project/340m1$Build-9590</meta:generator>
    <dc:date>2013-07-07T18:15:15.45</dc:date>
    <meta:document-statistic meta:table-count="0" meta:image-count="1" meta:object-count="0" meta:page-count="4" meta:paragraph-count="51" meta:word-count="964" meta:character-count="5697"/>
    <meta:user-defined meta:name="Info 1"/>
    <meta:user-defined meta:name="Info 2"/>
    <meta:user-defined meta:name="Info 3"/>
    <meta:user-defined meta:name="Info 4"/>
  </office:meta>
</office:document-meta>
</file>